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8766" officeooo:paragraph-rsid="00188766" style:font-size-asian="14pt" style:font-size-complex="14pt"/>
    </style:style>
    <style:style style:name="P2" style:family="paragraph" style:parent-style-name="Standard">
      <style:text-properties fo:font-size="14pt" officeooo:rsid="00188766" officeooo:paragraph-rsid="00188766" style:font-size-asian="14pt" style:font-size-complex="14pt"/>
    </style:style>
    <style:style style:name="P3" style:family="paragraph" style:parent-style-name="Standard">
      <style:text-properties fo:font-size="14pt" officeooo:rsid="00205e8b" officeooo:paragraph-rsid="00205e8b" style:font-size-asian="14pt" style:font-size-complex="14pt"/>
    </style:style>
    <style:style style:name="P4" style:family="paragraph" style:parent-style-name="Standard">
      <style:text-properties fo:font-size="14pt" officeooo:rsid="001b18f9" officeooo:paragraph-rsid="001b18f9" style:font-size-asian="14pt" style:font-size-complex="14pt"/>
    </style:style>
    <style:style style:name="P5" style:family="paragraph" style:parent-style-name="Standard">
      <style:text-properties fo:font-size="14pt" officeooo:rsid="0026486b" officeooo:paragraph-rsid="0026486b" style:font-size-asian="14pt" style:font-size-complex="14pt"/>
    </style:style>
    <style:style style:name="T1" style:family="text">
      <style:text-properties officeooo:rsid="0018e6b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d551"/>
    </style:style>
    <style:style style:name="T4" style:family="text">
      <style:text-properties fo:color="#ce181e"/>
    </style:style>
    <style:style style:name="T5" style:family="text">
      <style:text-properties fo:color="#ce181e" officeooo:rsid="001dc059"/>
    </style:style>
    <style:style style:name="T6" style:family="text">
      <style:text-properties fo:color="#ce181e" officeooo:rsid="0022c36b"/>
    </style:style>
    <style:style style:name="T7" style:family="text">
      <style:text-properties officeooo:rsid="0019f718"/>
    </style:style>
    <style:style style:name="T8" style:family="text">
      <style:text-properties officeooo:rsid="001a3744"/>
    </style:style>
    <style:style style:name="T9" style:family="text">
      <style:text-properties officeooo:rsid="001b18f9"/>
    </style:style>
    <style:style style:name="T10" style:family="text">
      <style:text-properties officeooo:rsid="001dc059"/>
    </style:style>
    <style:style style:name="T11" style:family="text">
      <style:text-properties officeooo:rsid="001e5e3c"/>
    </style:style>
    <style:style style:name="T12" style:family="text">
      <style:text-properties officeooo:rsid="001e6ca2"/>
    </style:style>
    <style:style style:name="T13" style:family="text">
      <style:text-properties officeooo:rsid="00205e8b"/>
    </style:style>
    <style:style style:name="T14" style:family="text">
      <style:text-properties officeooo:rsid="0025b2bb"/>
    </style:style>
    <style:style style:name="T15" style:family="text">
      <style:text-properties officeooo:rsid="002648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egory (<text:span text:style-name="T2">id_category</text:span>, name_category)</text:p>
      <text:p text:style-name="P1">user (<text:span text:style-name="T2">id_user</text:span>, <text:span text:style-name="T9">first</text:span>name_user, <text:span text:style-name="T9">lastname_user, birthday, type_user </text:span>, <text:span text:style-name="T8">premium, </text:span>email, password, <text:span text:style-name="T11">mobile_user, number_id_card</text:span>)</text:p>
      <text:p text:style-name="P4">address (<text:span text:style-name="T2">id_addr</text:span><text:span text:style-name="T3">e</text:span><text:span text:style-name="T2">ss</text:span>, <text:span text:style-name="T4">id_user</text:span>,<text:span text:style-name="T13"> firstname_receiver, lastname_receiver, mobile_receiver, </text:span>street, city, country, post_address)</text:p>
      <text:p text:style-name="P1">product (<text:span text:style-name="T2">id_product</text:span>, <text:span text:style-name="T4">id_category</text:span>, <text:span text:style-name="T5">id_</text:span><text:span text:style-name="T6">user,</text:span> name_product, <text:span text:style-name="T9">description, </text:span>price, stock, <text:span text:style-name="T1">create_</text:span>date_product, origin, sold, brand, <text:span text:style-name="T1">color, material, note)</text:span></text:p>
      <text:p text:style-name="P1">product_image (<text:span text:style-name="T2">id_product_image</text:span>, <text:span text:style-name="T4">id_product</text:span>)</text:p>
      <text:p text:style-name="P1">comment (<text:span text:style-name="T2">id_comment</text:span>, <text:span text:style-name="T4">id_user, id_product</text:span>, date_comment, note, <text:span text:style-name="T9">is_anonymous</text:span>)</text:p>
      <text:p text:style-name="P1">order (<text:span text:style-name="T2">id_order</text:span>, <text:span text:style-name="T4">id_user</text:span><text:span text:style-name="T10">,</text:span> code_order, to<text:span text:style-name="T7">tal_price, delivery_address, invoice_address</text:span>, user_<text:span text:style-name="T14">m</text:span>essage, create_<text:span text:style-name="T1">d</text:span>ate_<text:span text:style-name="T1">order</text:span>, pay_<text:span text:style-name="T1">d</text:span>ate, delivery_<text:span text:style-name="T1">d</text:span>ate, confirm_<text:span text:style-name="T1">d</text:span>ate, status)</text:p>
      <text:p text:style-name="P3">item_cart (<text:span text:style-name="T2">id_item_cart</text:span>, <text:span text:style-name="T4">id_user, id_product</text:span>, number_<text:span text:style-name="T15">item_cart</text:span>)</text:p>
      <text:p text:style-name="P5">item_order(<text:span text:style-name="T2">id_item_order,</text:span> <text:span text:style-name="T4">id_order, id_product</text:span>, number_item_ord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4:57:31.422188863</meta:creation-date>
    <dc:date>2017-12-29T16:08:50.237444357</dc:date>
    <meta:editing-duration>PT13M</meta:editing-duration>
    <meta:editing-cycles>4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9" meta:word-count="72" meta:character-count="842" meta:non-whitespace-character-count="779"/>
  </office:meta>
</office:document-meta>
</file>